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pengsong0302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A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g_for_pengsong030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pengsong0302.test_2029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pengsong0302.test_202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